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2">
      <style:paragraph-properties fo:text-align="start" style:justify-single-word="false"/>
      <style:text-properties fo:font-weight="normal" officeooo:rsid="00165902" officeooo:paragraph-rsid="00165902" style:font-weight-asian="normal" style:font-weight-complex="normal"/>
    </style:style>
    <style:style style:name="P2" style:family="paragraph" style:parent-style-name="Standard">
      <style:paragraph-properties fo:text-align="start" style:justify-single-word="false"/>
      <style:text-properties fo:font-weight="normal" officeooo:rsid="00165902" officeooo:paragraph-rsid="00165902" style:font-weight-asian="normal" style:font-weight-complex="normal"/>
    </style:style>
    <style:style style:name="P3" style:family="paragraph" style:parent-style-name="Standard">
      <style:paragraph-properties fo:text-align="start" style:justify-single-word="false"/>
      <style:text-properties fo:font-size="18pt" fo:font-weight="normal" officeooo:rsid="00165902" officeooo:paragraph-rsid="001a4ab8"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font-size="18pt" fo:font-weight="normal" officeooo:rsid="0027de7c" officeooo:paragraph-rsid="0027de7c"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font-size="18pt" fo:font-weight="normal" officeooo:rsid="0027de7c" officeooo:paragraph-rsid="0029a3dd"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font-size="18pt" fo:font-weight="normal" officeooo:rsid="0029a3dd" officeooo:paragraph-rsid="0029a3dd" style:font-size-asian="18pt" style:font-weight-asian="normal" style:font-size-complex="18pt" style:font-weight-complex="normal"/>
    </style:style>
    <style:style style:name="P7" style:family="paragraph" style:parent-style-name="Standard">
      <style:paragraph-properties fo:text-align="start" style:justify-single-word="false"/>
      <style:text-properties fo:font-size="18pt" fo:font-weight="normal" officeooo:rsid="002ad10b" officeooo:paragraph-rsid="002ad10b" style:font-size-asian="18pt" style:font-weight-asian="normal" style:font-size-complex="18pt" style:font-weight-complex="normal"/>
    </style:style>
    <style:style style:name="P8" style:family="paragraph" style:parent-style-name="Standard">
      <style:paragraph-properties fo:text-align="start" style:justify-single-word="false"/>
      <style:text-properties fo:font-size="18pt" fo:font-style="normal" fo:font-weight="normal" officeooo:rsid="0027de7c" officeooo:paragraph-rsid="0027de7c" style:font-size-asian="18pt" style:font-style-asian="normal" style:font-weight-asian="normal" style:font-size-complex="18pt" style:font-style-complex="normal" style:font-weight-complex="normal"/>
    </style:style>
    <style:style style:name="P9" style:family="paragraph" style:parent-style-name="Standard">
      <style:paragraph-properties fo:text-align="start" style:justify-single-word="false"/>
      <style:text-properties fo:font-size="18pt" fo:font-style="normal" fo:font-weight="bold" officeooo:rsid="0027de7c" officeooo:paragraph-rsid="0027de7c" style:font-size-asian="18pt" style:font-style-asian="normal" style:font-weight-asian="bold" style:font-size-complex="18pt" style:font-style-complex="normal" style:font-weight-complex="bold"/>
    </style:style>
    <style:style style:name="T1" style:family="text">
      <style:text-properties officeooo:rsid="0029a3dd"/>
    </style:style>
    <style:style style:name="T2" style:family="text">
      <style:text-properties officeooo:rsid="002ad10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HABI EWAN</text:p>
      <text:p text:style-name="P8">TSTI2D2</text:p>
      <text:p text:style-name="P8"/>
      <text:p text:style-name="P8">Bonjour, je m’appelle HABI Ewan, élève en Terminale STI2D option SIN. Pendant ces 2 années d’apprentissage, j’ai pris conscience des enjeux pressants que représentent le développement durable.</text:p>
      <text:p text:style-name="P8">Sur cette dernière année, mon groupe et moi avons monté un projet d’arrosage automatique. Ce travail m’a emmené à la question suivante :</text:p>
      <text:p text:style-name="P9">«  d’un point de vue écologique quel est l’intérêt de monter un projet d’arrosage automatique afin de mieux gérer la consommation de l’eau ? »</text:p>
      <text:p text:style-name="P4">L’eau est un bien vital pour toute l’humanité. La France connaît des étés de plus en plus sec. Il devient urgent de repenser son mode de consommation de façon éco-durable et éco-responsable.</text:p>
      <text:p text:style-name="P4">Actuellement on sait que pour un jardin de 200m² arroser manuellement entraîne en moyenne l’usage de 700 m³ d’eau / an.</text:p>
      <text:p text:style-name="P5">L’arrosage automatique permet une économie de 40 %. Lorsque nous avons monter ce projet, mon groupe et moi avons tenter de mettre en place un système d’économie <text:span text:style-name="T1">d’eau efficace. Pour cela, nous avons choisi l’installation d’un capteur T/humidité de l’air et du sol DHT22 qui est relié à une application mobile grâce à un module Bluetooth HC,OC qui est basique est simple d’utilisation.</text:span></text:p>
      <text:p text:style-name="P5"><text:span text:style-name="T1">Ce genre d’installation ne peut se faire que dans un jardin et non pour un emploi industriel car le Bluetooth ne peut émettre que jusqu’à 10m. Nous avons fait le choix de présenter 2 écrans, en simultanés : un pour l’affichage des données, l’autre pour la programmation. Nous avons aussi mis en place un programmateur automatique qui se déclenche.</text:span></text:p>
      <text:p text:style-name="P5"/>
      <text:p text:style-name="P6">En faisant les recherches pour notre projet, j’ai constater que la concurrence proposait des systèmes d’arrosage de stratégies diverses pour s’adapter aux besoins de l’utilisateur. <text:span text:style-name="T2">Les techniques </text:span><text:soft-page-break/><text:span text:style-name="T2">actuelles permettent donc une réelle réponse à la problématique de la gestion de l’eau.</text:span></text:p>
      <text:p text:style-name="P7">Mais l’avantage de notre projet est qu’il a un faible coût, il est donc assez accessible financièrement. Pour conclure, j’ai apprécié le défi que représentait ce projet, mais j’ai regretté le fait que le confinement ai entrecoupé notre travail.</text:p>
      <text:p text:style-name="P7">En me penchant sur cet oral, cela m’a permis de prendre du recul sur notre travail, et je me dis qu’on aurait pi améliorer l’aspect économique, en rentabilisant l’eau de pluie à l’aide de récupérateur d’eau et rajouter des informations météorologique sur l’application.</text:p>
      <text:p text:style-name="P3"/>
      <text:p text:style-name="P2"/>
      <text:p text:style-name="P2"/>
      <text:h text:style-name="P1" text:outline-level="2"><text:span text:style-name="Strong_20_Emphasis"><text:s text:c="2"/></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11T14:24:39.003000000</meta:creation-date>
    <dc:date>2021-06-01T11:51:35.815000000</dc:date>
    <meta:editing-duration>PT1H17M41S</meta:editing-duration>
    <meta:editing-cycles>9</meta:editing-cycles>
    <meta:generator>LibreOffice/6.1.4.2$Windows_X86_64 LibreOffice_project/9d0f32d1f0b509096fd65e0d4bec26ddd1938fd3</meta:generator>
    <meta:document-statistic meta:table-count="0" meta:image-count="0" meta:object-count="0" meta:page-count="2" meta:paragraph-count="13" meta:word-count="378" meta:character-count="2324" meta:non-whitespace-character-count="1957"/>
  </office:meta>
</office:document-meta>
</file>